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16f22" officeooo:paragraph-rsid="00016f22"/>
    </style:style>
    <style:style style:name="P2" style:family="paragraph" style:parent-style-name="Standard">
      <style:text-properties fo:font-weight="bold" officeooo:rsid="00016f22" officeooo:paragraph-rsid="00016f2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669966"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1"/><text:span text:style-name="T3">Sobre a Barbearia Alura</text:span></text:p>
      <text:p text:style-name="P2"/>
      <text:p text:style-name="P1"><text:span text:style-name="T1"><text:tab/>Localizada</text:span> <text:span text:style-name="T1">no coração da cidade a Barbearia Alura traz para o mercado o que há de melhor para o seu cabelo e barba. </text:span></text:p>
      <text:p text:style-name="P1"><text:span text:style-name="T1">Fundada em 2019, a Barbearia Alura já é destaque na cidade e conquista novos clientes a cada dia.</text:span></text:p>
      <text:p text:style-name="P2"/>
      <text:p text:style-name="P2"><text:tab/>Nossa missão é: "Proporcionar auto-estima e qualidade de vida aos clientes".</text:p>
      <text:p text:style-name="P2"/>
      <text:p text:style-name="P2"><text:tab/>Oferecemos profissionais experientes e antenados às mudanças no mundo da moda. </text:p>
      <text:p text:style-name="P2">O atendimento possui padrão de excelência e agilidade, garantindo qualidade e satisfação dos nossos clien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3T11:56:57.780875693</meta:creation-date>
    <dc:date>2022-09-13T12:01:18.911115547</dc:date>
    <meta:editing-duration>PT4M21S</meta:editing-duration>
    <meta:editing-cycles>1</meta:editing-cycles>
    <meta:document-statistic meta:table-count="0" meta:image-count="0" meta:object-count="0" meta:page-count="1" meta:paragraph-count="6" meta:word-count="82" meta:character-count="554" meta:non-whitespace-character-count="422"/>
    <meta:generator>LibreOffice/5.1.6.2$Linux_X86_64 LibreOffice_project/10m0$Build-2</meta:generator>
  </office:meta>
</office:document-meta>
</file>